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53.96mm"/>
    </style:style>
    <style:style style:name="co5" style:family="table-column">
      <style:table-column-properties fo:break-before="auto" style:column-width="34.47mm"/>
    </style:style>
    <style:style style:name="co6" style:family="table-column">
      <style:table-column-properties fo:break-before="auto" style:column-width="35.51mm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ackground-color="#ccffff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3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6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6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16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.$E1]" style:apply-style-name="Untitled1" style:base-cell-address="pinout.C1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3]" style:apply-style-name="Untitled1" style:base-cell-address="pinout.F3"/>
    </style:style>
    <style:style style:name="ce17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G1"/>
    </style:style>
    <style:style style:name="ce17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2]" style:apply-style-name="Untitled1" style:base-cell-address="pinout.G2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3]" style:apply-style-name="Untitled1" style:base-cell-address="pinout.G3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.$E1]" style:apply-style-name="Untitled1" style:base-cell-address="pinout.C1"/>
    </style:style>
    <style:style style:name="ce180" style:family="table-cell" style:parent-style-name="Default">
      <style:table-cell-properties fo:background-color="#ccffff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.$A$2:.$A$10])" table:allow-empty-cell="true" table:display-list="unsorted" table:base-cell-address="pinout.AB1">
          <table:error-message table:message-type="stop" table:display="true"/>
        </table:content-validation>
      </table:content-validations>
      <table:table table:name="pinout" table:style-name="ta1">
        <table:table-column table:style-name="co3" table:default-cell-style-name="ce2"/>
        <table:table-column table:style-name="co2" table:default-cell-style-name="ce4"/>
        <table:table-column table:style-name="co4" table:default-cell-style-name="ce163"/>
        <table:table-column table:style-name="co2" table:default-cell-style-name="ce2"/>
        <table:table-column table:style-name="co5" table:default-cell-style-name="ce2"/>
        <table:table-column table:style-name="co2" table:default-cell-style-name="ce168"/>
        <table:table-column table:style-name="co5" table:default-cell-style-name="ce163"/>
        <table:table-column table:style-name="co2" table:default-cell-style-name="ce4"/>
        <table:table-column table:style-name="co5" table:default-cell-style-name="ce177"/>
        <table:table-column table:style-name="co2" table:default-cell-style-name="ce4"/>
        <table:table-column table:style-name="co5" table:default-cell-style-name="ce163"/>
        <table:table-column table:style-name="co2" table:default-cell-style-name="ce4"/>
        <table:table-column table:style-name="co5" table:default-cell-style-name="ce163"/>
        <table:table-column table:style-name="co2" table:default-cell-style-name="ce4"/>
        <table:table-column table:style-name="co5" table:default-cell-style-name="ce163"/>
        <table:table-column table:style-name="co2" table:default-cell-style-name="ce4"/>
        <table:table-column table:style-name="co5" table:default-cell-style-name="ce163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003" table:default-cell-style-name="ce2"/>
        <table:table-row table:style-name="ro5">
          <table:table-cell office:value-type="string" calcext:value-type="string">
            <text:p>version</text:p>
          </table:table-cell>
          <table:table-cell table:content-validation-name="val1"/>
          <table:table-cell office:value-type="string" calcext:value-type="string">
            <text:p>R7F7010343AFP</text:p>
          </table:table-cell>
          <table:table-cell table:content-validation-name="val1"/>
          <table:table-cell/>
          <table:table-cell table:content-validation-name="val1"/>
          <table:table-cell table:style-name="ce171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part names</text:p>
          </table:table-cell>
          <table:table-cell table:content-validation-name="val1"/>
          <table:table-cell office:value-type="string" calcext:value-type="string">
            <text:p>R7F7010343AFP</text:p>
          </table:table-cell>
          <table:table-cell table:content-validation-name="val1"/>
          <table:table-cell table:style-name="ce166"/>
          <table:table-cell table:style-name="ce169" table:content-validation-name="val1"/>
          <table:table-cell table:style-name="ce172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10_3</text:p>
          </table:table-cell>
          <table:table-cell table:content-validation-name="val1"/>
          <table:table-cell/>
          <table:table-cell table:style-name="ce170" table:content-validation-name="val1"/>
          <table:table-cell table:style-name="ce173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4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5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</text:p>
          </table:table-cell>
          <table:table-cell table:style-name="ce5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BVCC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</text:p>
          </table:table-cell>
          <table:table-cell table:style-name="ce5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BVSS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15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0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8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9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10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11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12</text:p>
          </table:table-cell>
          <table:table-cell table:content-validation-name="val1"/>
          <table:table-cell table:style-name="ce167"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13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14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2_3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2_4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7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2_5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8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0</text:p>
          </table:table-cell>
          <table:table-cell table:content-validation-name="val1"/>
          <table:table-cell/>
          <table:table-cell table:style-name="ce170" table:content-validation-name="val1"/>
          <table:table-cell table:style-name="ce175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9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1</text:p>
          </table:table-cell>
          <table:table-cell table:content-validation-name="val1"/>
          <table:table-cell/>
          <table:table-cell table:style-name="ce170" table:content-validation-name="val1"/>
          <table:table-cell table:style-name="ce175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0</text:p>
          </table:table-cell>
          <table:table-cell table:style-name="ce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2</text:p>
          </table:table-cell>
          <table:table-cell table:content-validation-name="val1"/>
          <table:table-cell/>
          <table:table-cell table:style-name="ce170" table:content-validation-name="val1"/>
          <table:table-cell table:style-name="ce17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1</text:p>
          </table:table-cell>
          <table:table-cell table:style-name="ce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3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2</text:p>
          </table:table-cell>
          <table:table-cell table:style-name="ce7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EVCC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3</text:p>
          </table:table-cell>
          <table:table-cell table:style-name="ce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4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4</text:p>
          </table:table-cell>
          <table:table-cell table:style-name="ce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5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5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6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6</text:p>
          </table:table-cell>
          <table:table-cell table:style-name="ce1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11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7</text:p>
          </table:table-cell>
          <table:table-cell table:style-name="ce1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12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8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13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 table:style-name="ce178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29</text:p>
          </table:table-cell>
          <table:table-cell table:style-name="ce1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14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0</text:p>
          </table:table-cell>
          <table:table-cell table:style-name="ce1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0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1</text:p>
          </table:table-cell>
          <table:table-cell table:style-name="ce1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1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2</text:p>
          </table:table-cell>
          <table:table-cell table:style-name="ce1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2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3</text:p>
          </table:table-cell>
          <table:table-cell table:style-name="ce1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3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4</text:p>
          </table:table-cell>
          <table:table-cell table:style-name="ce2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12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5</text:p>
          </table:table-cell>
          <table:table-cell table:style-name="ce2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13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6</text:p>
          </table:table-cell>
          <table:table-cell table:style-name="ce2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_6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7</text:p>
          </table:table-cell>
          <table:table-cell table:style-name="ce23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EVSS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8</text:p>
          </table:table-cell>
          <table:table-cell table:style-name="ce2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2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39</text:p>
          </table:table-cell>
          <table:table-cell table:style-name="ce2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10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0</text:p>
          </table:table-cell>
          <table:table-cell table:style-name="ce2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11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1</text:p>
          </table:table-cell>
          <table:table-cell table:style-name="ce2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12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2</text:p>
          </table:table-cell>
          <table:table-cell table:style-name="ce2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JP0_5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3</text:p>
          </table:table-cell>
          <table:table-cell table:style-name="ce2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JP0_4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4</text:p>
          </table:table-cell>
          <table:table-cell table:style-name="ce3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JP0_3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5</text:p>
          </table:table-cell>
          <table:table-cell table:style-name="ce3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JP0_2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6</text:p>
          </table:table-cell>
          <table:table-cell table:style-name="ce3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JP0_1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7</text:p>
          </table:table-cell>
          <table:table-cell table:style-name="ce3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JP0_0</text:p>
          </table:table-cell>
          <table:table-cell table:content-validation-name="val1"/>
          <table:table-cell table:style-name="ce167"/>
          <table:table-cell table:style-name="ce4" table:content-validation-name="val1"/>
          <table:table-cell table:style-name="ce176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8</text:p>
          </table:table-cell>
          <table:table-cell table:style-name="ce3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_1</text:p>
          </table:table-cell>
          <table:table-cell table:content-validation-name="val1"/>
          <table:table-cell table:style-name="ce167"/>
          <table:table-cell table:style-name="ce4" table:content-validation-name="val1"/>
          <table:table-cell table:style-name="ce176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49</text:p>
          </table:table-cell>
          <table:table-cell table:style-name="ce3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_0</text:p>
          </table:table-cell>
          <table:table-cell table:content-validation-name="val1"/>
          <table:table-cell table:style-name="ce167"/>
          <table:table-cell table:style-name="ce4" table:content-validation-name="val1"/>
          <table:table-cell table:style-name="ce176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0</text:p>
          </table:table-cell>
          <table:table-cell table:style-name="ce3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11</text:p>
          </table:table-cell>
          <table:table-cell table:content-validation-name="val1"/>
          <table:table-cell table:style-name="ce167"/>
          <table:table-cell table:style-name="ce4" table:content-validation-name="val1"/>
          <table:table-cell table:style-name="ce176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1</text:p>
          </table:table-cell>
          <table:table-cell table:style-name="ce3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10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2</text:p>
          </table:table-cell>
          <table:table-cell table:style-name="ce3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9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3</text:p>
          </table:table-cell>
          <table:table-cell table:style-name="ce3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8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4</text:p>
          </table:table-cell>
          <table:table-cell table:style-name="ce40" table:content-validation-name="val1" office:value-type="string" calcext:value-type="string">
            <text:p>input</text:p>
          </table:table-cell>
          <table:table-cell table:style-name="ce164" office:value-type="string" calcext:value-type="string">
            <text:p>RESET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5</text:p>
          </table:table-cell>
          <table:table-cell table:style-name="ce41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EVCC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6</text:p>
          </table:table-cell>
          <table:table-cell table:style-name="ce42" table:content-validation-name="val1" office:value-type="string" calcext:value-type="string">
            <text:p>input</text:p>
          </table:table-cell>
          <table:table-cell table:style-name="ce164" office:value-type="string" calcext:value-type="string">
            <text:p>XT1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7</text:p>
          </table:table-cell>
          <table:table-cell table:style-name="ce43" table:content-validation-name="val1" office:value-type="string" calcext:value-type="string">
            <text:p>output</text:p>
          </table:table-cell>
          <table:table-cell table:style-name="ce164" office:value-type="string" calcext:value-type="string">
            <text:p>IP0_0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8</text:p>
          </table:table-cell>
          <table:table-cell table:style-name="ce44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AWOVSS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59</text:p>
          </table:table-cell>
          <table:table-cell table:style-name="ce45" table:content-validation-name="val1" office:value-type="string" calcext:value-type="string">
            <text:p>passive</text:p>
          </table:table-cell>
          <table:table-cell table:style-name="ce164" office:value-type="string" calcext:value-type="string">
            <text:p>AWOVCL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0</text:p>
          </table:table-cell>
          <table:table-cell table:style-name="ce46" table:content-validation-name="val1" office:value-type="string" calcext:value-type="string">
            <text:p>pwrIn</text:p>
          </table:table-cell>
          <table:table-cell table:style-name="ce165" office:value-type="string" calcext:value-type="string">
            <text:p>REGVCC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style-name="ce179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1</text:p>
          </table:table-cell>
          <table:table-cell table:style-name="ce47" table:content-validation-name="val1" office:value-type="string" calcext:value-type="string">
            <text:p>output</text:p>
          </table:table-cell>
          <table:table-cell table:style-name="ce164" office:value-type="string" calcext:value-type="string">
            <text:p>X2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2</text:p>
          </table:table-cell>
          <table:table-cell table:style-name="ce48" table:content-validation-name="val1" office:value-type="string" calcext:value-type="string">
            <text:p>input</text:p>
          </table:table-cell>
          <table:table-cell table:style-name="ce164" office:value-type="string" calcext:value-type="string">
            <text:p>X1</text:p>
          </table:table-cell>
          <table:table-cell table:content-validation-name="val1"/>
          <table:table-cell/>
          <table:table-cell table:style-name="ce4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3</text:p>
          </table:table-cell>
          <table:table-cell table:style-name="ce49" table:content-validation-name="val1" office:value-type="string" calcext:value-type="string">
            <text:p>input</text:p>
          </table:table-cell>
          <table:table-cell table:style-name="ce164" office:value-type="string" calcext:value-type="string">
            <text:p>FLMD0</text:p>
          </table:table-cell>
          <table:table-cell table:content-validation-name="val1"/>
          <table:table-cell table:style-name="ce167"/>
          <table:table-cell table:style-name="ce4" table:content-validation-name="val1"/>
          <table:table-cell table:style-name="ce176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4</text:p>
          </table:table-cell>
          <table:table-cell table:style-name="ce5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_3</text:p>
          </table:table-cell>
          <table:table-cell table:content-validation-name="val1"/>
          <table:table-cell table:style-name="ce167"/>
          <table:table-cell table:style-name="ce4" table:content-validation-name="val1"/>
          <table:table-cell table:style-name="ce176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5</text:p>
          </table:table-cell>
          <table:table-cell table:style-name="ce5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_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6</text:p>
          </table:table-cell>
          <table:table-cell table:style-name="ce5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JP0_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7</text:p>
          </table:table-cell>
          <table:table-cell table:style-name="ce5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8</text:p>
          </table:table-cell>
          <table:table-cell table:style-name="ce5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69</text:p>
          </table:table-cell>
          <table:table-cell table:style-name="ce5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0</text:p>
          </table:table-cell>
          <table:table-cell table:style-name="ce5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0_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1</text:p>
          </table:table-cell>
          <table:table-cell table:style-name="ce57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E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2</text:p>
          </table:table-cell>
          <table:table-cell table:style-name="ce5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3</text:p>
          </table:table-cell>
          <table:table-cell table:style-name="ce5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4</text:p>
          </table:table-cell>
          <table:table-cell table:style-name="ce6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5</text:p>
          </table:table-cell>
          <table:table-cell table:style-name="ce6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6</text:p>
          </table:table-cell>
          <table:table-cell table:style-name="ce6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_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7</text:p>
          </table:table-cell>
          <table:table-cell table:style-name="ce6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_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8</text:p>
          </table:table-cell>
          <table:table-cell table:style-name="ce6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1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79</text:p>
          </table:table-cell>
          <table:table-cell table:style-name="ce6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_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0</text:p>
          </table:table-cell>
          <table:table-cell table:style-name="ce6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1</text:p>
          </table:table-cell>
          <table:table-cell table:style-name="ce6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2</text:p>
          </table:table-cell>
          <table:table-cell table:style-name="ce6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3</text:p>
          </table:table-cell>
          <table:table-cell table:style-name="ce6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4</text:p>
          </table:table-cell>
          <table:table-cell table:style-name="ce7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5</text:p>
          </table:table-cell>
          <table:table-cell table:style-name="ce7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6</text:p>
          </table:table-cell>
          <table:table-cell table:style-name="ce7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7</text:p>
          </table:table-cell>
          <table:table-cell table:style-name="ce7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8</text:p>
          </table:table-cell>
          <table:table-cell table:style-name="ce7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8_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89</text:p>
          </table:table-cell>
          <table:table-cell table:style-name="ce75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A0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0</text:p>
          </table:table-cell>
          <table:table-cell table:style-name="ce76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A0VREF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1</text:p>
          </table:table-cell>
          <table:table-cell table:style-name="ce7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2</text:p>
          </table:table-cell>
          <table:table-cell table:style-name="ce7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1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3</text:p>
          </table:table-cell>
          <table:table-cell table:style-name="ce7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1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4</text:p>
          </table:table-cell>
          <table:table-cell table:style-name="ce8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5</text:p>
          </table:table-cell>
          <table:table-cell table:style-name="ce8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6</text:p>
          </table:table-cell>
          <table:table-cell table:style-name="ce8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7</text:p>
          </table:table-cell>
          <table:table-cell table:style-name="ce8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8</text:p>
          </table:table-cell>
          <table:table-cell table:style-name="ce8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99</text:p>
          </table:table-cell>
          <table:table-cell table:style-name="ce8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0</text:p>
          </table:table-cell>
          <table:table-cell table:style-name="ce8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1</text:p>
          </table:table-cell>
          <table:table-cell table:style-name="ce8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2</text:p>
          </table:table-cell>
          <table:table-cell table:style-name="ce8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3</text:p>
          </table:table-cell>
          <table:table-cell table:style-name="ce8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4</text:p>
          </table:table-cell>
          <table:table-cell table:style-name="ce9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5</text:p>
          </table:table-cell>
          <table:table-cell table:style-name="ce9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6</text:p>
          </table:table-cell>
          <table:table-cell table:style-name="ce9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0_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7</text:p>
          </table:table-cell>
          <table:table-cell table:style-name="ce93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E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8</text:p>
          </table:table-cell>
          <table:table-cell table:style-name="ce9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9_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09</text:p>
          </table:table-cell>
          <table:table-cell table:style-name="ce9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9_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0</text:p>
          </table:table-cell>
          <table:table-cell table:style-name="ce9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9_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1</text:p>
          </table:table-cell>
          <table:table-cell table:style-name="ce9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9_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2</text:p>
          </table:table-cell>
          <table:table-cell table:style-name="ce9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9_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3</text:p>
          </table:table-cell>
          <table:table-cell table:style-name="ce99" table:content-validation-name="val1" office:value-type="string" calcext:value-type="string">
            <text:p>passive</text:p>
          </table:table-cell>
          <table:table-cell table:style-name="ce164" office:value-type="string" calcext:value-type="string">
            <text:p>P9_5/isovcl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4</text:p>
          </table:table-cell>
          <table:table-cell table:style-name="ce100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P9_6/iso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5</text:p>
          </table:table-cell>
          <table:table-cell table:style-name="ce10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0_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6</text:p>
          </table:table-cell>
          <table:table-cell table:style-name="ce10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0_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7</text:p>
          </table:table-cell>
          <table:table-cell table:style-name="ce10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0_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8</text:p>
          </table:table-cell>
          <table:table-cell table:style-name="ce10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0_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19</text:p>
          </table:table-cell>
          <table:table-cell table:style-name="ce10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0_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0</text:p>
          </table:table-cell>
          <table:table-cell table:style-name="ce10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20_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1</text:p>
          </table:table-cell>
          <table:table-cell table:style-name="ce107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EVCC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2</text:p>
          </table:table-cell>
          <table:table-cell table:style-name="ce10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3</text:p>
          </table:table-cell>
          <table:table-cell table:style-name="ce10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4</text:p>
          </table:table-cell>
          <table:table-cell table:style-name="ce11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5</text:p>
          </table:table-cell>
          <table:table-cell table:style-name="ce11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6</text:p>
          </table:table-cell>
          <table:table-cell table:style-name="ce11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7</text:p>
          </table:table-cell>
          <table:table-cell table:style-name="ce11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8</text:p>
          </table:table-cell>
          <table:table-cell table:style-name="ce11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29</text:p>
          </table:table-cell>
          <table:table-cell table:style-name="ce11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0</text:p>
          </table:table-cell>
          <table:table-cell table:style-name="ce11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1</text:p>
          </table:table-cell>
          <table:table-cell table:style-name="ce11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2</text:p>
          </table:table-cell>
          <table:table-cell table:style-name="ce11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3</text:p>
          </table:table-cell>
          <table:table-cell table:style-name="ce11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4</text:p>
          </table:table-cell>
          <table:table-cell table:style-name="ce12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5</text:p>
          </table:table-cell>
          <table:table-cell table:style-name="ce12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1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6</text:p>
          </table:table-cell>
          <table:table-cell table:style-name="ce12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1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7</text:p>
          </table:table-cell>
          <table:table-cell table:style-name="ce12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AP1_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8</text:p>
          </table:table-cell>
          <table:table-cell table:style-name="ce124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A1VREF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39</text:p>
          </table:table-cell>
          <table:table-cell table:style-name="ce125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A1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0</text:p>
          </table:table-cell>
          <table:table-cell table:style-name="ce126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BVCC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1</text:p>
          </table:table-cell>
          <table:table-cell table:style-name="ce127" table:content-validation-name="val1" office:value-type="string" calcext:value-type="string">
            <text:p>passive</text:p>
          </table:table-cell>
          <table:table-cell table:style-name="ce164" office:value-type="string" calcext:value-type="string">
            <text:p>ISOVCL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2</text:p>
          </table:table-cell>
          <table:table-cell table:style-name="ce128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ISO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3</text:p>
          </table:table-cell>
          <table:table-cell table:style-name="ce12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8_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4</text:p>
          </table:table-cell>
          <table:table-cell table:style-name="ce13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8_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5</text:p>
          </table:table-cell>
          <table:table-cell table:style-name="ce13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8_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6</text:p>
          </table:table-cell>
          <table:table-cell table:style-name="ce13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8_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7</text:p>
          </table:table-cell>
          <table:table-cell table:style-name="ce13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8_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8</text:p>
          </table:table-cell>
          <table:table-cell table:style-name="ce13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8_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49</text:p>
          </table:table-cell>
          <table:table-cell table:style-name="ce13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8_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0</text:p>
          </table:table-cell>
          <table:table-cell table:style-name="ce13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8_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1</text:p>
          </table:table-cell>
          <table:table-cell table:style-name="ce13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B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2</text:p>
          </table:table-cell>
          <table:table-cell table:style-name="ce13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3</text:p>
          </table:table-cell>
          <table:table-cell table:style-name="ce13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4</text:p>
          </table:table-cell>
          <table:table-cell table:style-name="ce14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5</text:p>
          </table:table-cell>
          <table:table-cell table:style-name="ce14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6</text:p>
          </table:table-cell>
          <table:table-cell table:style-name="ce14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7</text:p>
          </table:table-cell>
          <table:table-cell table:style-name="ce14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8</text:p>
          </table:table-cell>
          <table:table-cell table:style-name="ce14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59</text:p>
          </table:table-cell>
          <table:table-cell table:style-name="ce14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1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0</text:p>
          </table:table-cell>
          <table:table-cell table:style-name="ce14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1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1</text:p>
          </table:table-cell>
          <table:table-cell table:style-name="ce14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2</text:p>
          </table:table-cell>
          <table:table-cell table:style-name="ce148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3</text:p>
          </table:table-cell>
          <table:table-cell table:style-name="ce149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4</text:p>
          </table:table-cell>
          <table:table-cell table:style-name="ce15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5</text:p>
          </table:table-cell>
          <table:table-cell table:style-name="ce15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6</text:p>
          </table:table-cell>
          <table:table-cell table:style-name="ce15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7</text:p>
          </table:table-cell>
          <table:table-cell table:style-name="ce153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8</text:p>
          </table:table-cell>
          <table:table-cell table:style-name="ce154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1_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69</text:p>
          </table:table-cell>
          <table:table-cell table:style-name="ce155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2_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70</text:p>
          </table:table-cell>
          <table:table-cell table:style-name="ce156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2_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71</text:p>
          </table:table-cell>
          <table:table-cell table:style-name="ce157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2_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72</text:p>
          </table:table-cell>
          <table:table-cell table:style-name="ce158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BVCC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73</text:p>
          </table:table-cell>
          <table:table-cell table:style-name="ce159" table:content-validation-name="val1" office:value-type="string" calcext:value-type="string">
            <text:p>pwrIn</text:p>
          </table:table-cell>
          <table:table-cell table:style-name="ce164" office:value-type="string" calcext:value-type="string">
            <text:p>B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74</text:p>
          </table:table-cell>
          <table:table-cell table:style-name="ce160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75</text:p>
          </table:table-cell>
          <table:table-cell table:style-name="ce161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table:style-name="ce3" office:value-type="string" calcext:value-type="string">
            <text:p>176</text:p>
          </table:table-cell>
          <table:table-cell table:style-name="ce162" table:content-validation-name="val1" office:value-type="string" calcext:value-type="string">
            <text:p>IO</text:p>
          </table:table-cell>
          <table:table-cell table:style-name="ce164" office:value-type="string" calcext:value-type="string">
            <text:p>P10_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style-name="ce5" table:content-validation-name="val1"/>
          <table:table-cell table:style-name="ce164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1048396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calcext:conditional-formats>
          <calcext:conditional-format calcext:target-range-address="pinout.B180:pinout.B1048576 pinout.F23:pinout.F1048576 pinout.H1:pinout.H1048576 pinout.I1:pinout.I1048576 pinout.J1:pinout.J1048576 pinout.L1:pinout.L1048576 pinout.N1:pinout.N1048576 pinout.P1:pinout.P1048576 pinout.F1:pinout.F2 pinout.B1:pinout.B3 pinout.B6:pinout.B6 pinout.B16:pinout.B20">
            <calcext:condition calcext:apply-style-name="Untitled1" calcext:value="!=[.$D1]" calcext:base-cell-address="pinout.B1"/>
          </calcext:conditional-format>
          <calcext:conditional-format calcext:target-range-address="pinout.C180:pinout.C1048576 pinout.G4:pinout.G1048576 pinout.I1:pinout.I1048576 pinout.K1:pinout.K1048576 pinout.M1:pinout.M1048576 pinout.O1:pinout.O1048576 pinout.Q1:pinout.Q1048576 pinout.C1:pinout.C3">
            <calcext:condition calcext:apply-style-name="Untitled1" calcext:value="!=[.$E1]" calcext:base-cell-address="pinout.C1"/>
          </calcext:conditional-format>
          <calcext:conditional-format calcext:target-range-address="pinout.G1:pinout.G1">
            <calcext:condition calcext:apply-style-name="Untitled1" calcext:value="!=[.$E1]" calcext:base-cell-address="pinout.G1"/>
          </calcext:conditional-format>
          <calcext:conditional-format calcext:target-range-address="pinout.G2:pinout.G2">
            <calcext:condition calcext:apply-style-name="Untitled1" calcext:value="!=[.$E2]" calcext:base-cell-address="pinout.G2"/>
          </calcext:conditional-format>
          <calcext:conditional-format calcext:target-range-address="pinout.F3:pinout.F22">
            <calcext:condition calcext:apply-style-name="Untitled1" calcext:value="!=[.$D3]" calcext:base-cell-address="pinout.F3"/>
          </calcext:conditional-format>
          <calcext:conditional-format calcext:target-range-address="pinout.G3:pinout.G22">
            <calcext:condition calcext:apply-style-name="Untitled1" calcext:value="!=[.$E3]" calcext:base-cell-address="pinout.G3"/>
          </calcext:conditional-format>
          <calcext:conditional-format calcext:target-range-address="pinout.B179:pinout.B179 pinout.B4:pinout.B22">
            <calcext:condition calcext:apply-style-name="Untitled1" calcext:value="!=[.$D4]" calcext:base-cell-address="pinout.B4"/>
          </calcext:conditional-format>
          <calcext:conditional-format calcext:target-range-address="pinout.C4:pinout.C179">
            <calcext:condition calcext:apply-style-name="Untitled1" calcext:value="!=[.$E4]" calcext:base-cell-address="pinout.C4"/>
          </calcext:conditional-format>
          <calcext:conditional-format calcext:target-range-address="pinout.B23:pinout.B23">
            <calcext:condition calcext:apply-style-name="Untitled1" calcext:value="!=[.$D4]" calcext:base-cell-address="pinout.B4"/>
          </calcext:conditional-format>
          <calcext:conditional-format calcext:target-range-address="pinout.B25:pinout.B25">
            <calcext:condition calcext:apply-style-name="Untitled1" calcext:value="!=[.$D4]" calcext:base-cell-address="pinout.B4"/>
          </calcext:conditional-format>
          <calcext:conditional-format calcext:target-range-address="pinout.B26:pinout.B26">
            <calcext:condition calcext:apply-style-name="Untitled1" calcext:value="!=[.$D4]" calcext:base-cell-address="pinout.B4"/>
          </calcext:conditional-format>
          <calcext:conditional-format calcext:target-range-address="pinout.B27:pinout.B27">
            <calcext:condition calcext:apply-style-name="Untitled1" calcext:value="!=[.$D4]" calcext:base-cell-address="pinout.B4"/>
          </calcext:conditional-format>
          <calcext:conditional-format calcext:target-range-address="pinout.B28:pinout.B28">
            <calcext:condition calcext:apply-style-name="Untitled1" calcext:value="!=[.$D4]" calcext:base-cell-address="pinout.B4"/>
          </calcext:conditional-format>
          <calcext:conditional-format calcext:target-range-address="pinout.B29:pinout.B29">
            <calcext:condition calcext:apply-style-name="Untitled1" calcext:value="!=[.$D4]" calcext:base-cell-address="pinout.B4"/>
          </calcext:conditional-format>
          <calcext:conditional-format calcext:target-range-address="pinout.B30:pinout.B30">
            <calcext:condition calcext:apply-style-name="Untitled1" calcext:value="!=[.$D4]" calcext:base-cell-address="pinout.B4"/>
          </calcext:conditional-format>
          <calcext:conditional-format calcext:target-range-address="pinout.B31:pinout.B31">
            <calcext:condition calcext:apply-style-name="Untitled1" calcext:value="!=[.$D4]" calcext:base-cell-address="pinout.B4"/>
          </calcext:conditional-format>
          <calcext:conditional-format calcext:target-range-address="pinout.B32:pinout.B32">
            <calcext:condition calcext:apply-style-name="Untitled1" calcext:value="!=[.$D4]" calcext:base-cell-address="pinout.B4"/>
          </calcext:conditional-format>
          <calcext:conditional-format calcext:target-range-address="pinout.B33:pinout.B33">
            <calcext:condition calcext:apply-style-name="Untitled1" calcext:value="!=[.$D4]" calcext:base-cell-address="pinout.B4"/>
          </calcext:conditional-format>
          <calcext:conditional-format calcext:target-range-address="pinout.B34:pinout.B34">
            <calcext:condition calcext:apply-style-name="Untitled1" calcext:value="!=[.$D4]" calcext:base-cell-address="pinout.B4"/>
          </calcext:conditional-format>
          <calcext:conditional-format calcext:target-range-address="pinout.B35:pinout.B35">
            <calcext:condition calcext:apply-style-name="Untitled1" calcext:value="!=[.$D4]" calcext:base-cell-address="pinout.B4"/>
          </calcext:conditional-format>
          <calcext:conditional-format calcext:target-range-address="pinout.B36:pinout.B36">
            <calcext:condition calcext:apply-style-name="Untitled1" calcext:value="!=[.$D4]" calcext:base-cell-address="pinout.B4"/>
          </calcext:conditional-format>
          <calcext:conditional-format calcext:target-range-address="pinout.B37:pinout.B37">
            <calcext:condition calcext:apply-style-name="Untitled1" calcext:value="!=[.$D4]" calcext:base-cell-address="pinout.B4"/>
          </calcext:conditional-format>
          <calcext:conditional-format calcext:target-range-address="pinout.B38:pinout.B38">
            <calcext:condition calcext:apply-style-name="Untitled1" calcext:value="!=[.$D4]" calcext:base-cell-address="pinout.B4"/>
          </calcext:conditional-format>
          <calcext:conditional-format calcext:target-range-address="pinout.B40:pinout.B40">
            <calcext:condition calcext:apply-style-name="Untitled1" calcext:value="!=[.$D4]" calcext:base-cell-address="pinout.B4"/>
          </calcext:conditional-format>
          <calcext:conditional-format calcext:target-range-address="pinout.B41:pinout.B41">
            <calcext:condition calcext:apply-style-name="Untitled1" calcext:value="!=[.$D4]" calcext:base-cell-address="pinout.B4"/>
          </calcext:conditional-format>
          <calcext:conditional-format calcext:target-range-address="pinout.B42:pinout.B42">
            <calcext:condition calcext:apply-style-name="Untitled1" calcext:value="!=[.$D4]" calcext:base-cell-address="pinout.B4"/>
          </calcext:conditional-format>
          <calcext:conditional-format calcext:target-range-address="pinout.B43:pinout.B43">
            <calcext:condition calcext:apply-style-name="Untitled1" calcext:value="!=[.$D4]" calcext:base-cell-address="pinout.B4"/>
          </calcext:conditional-format>
          <calcext:conditional-format calcext:target-range-address="pinout.B44:pinout.B44">
            <calcext:condition calcext:apply-style-name="Untitled1" calcext:value="!=[.$D4]" calcext:base-cell-address="pinout.B4"/>
          </calcext:conditional-format>
          <calcext:conditional-format calcext:target-range-address="pinout.B45:pinout.B45">
            <calcext:condition calcext:apply-style-name="Untitled1" calcext:value="!=[.$D4]" calcext:base-cell-address="pinout.B4"/>
          </calcext:conditional-format>
          <calcext:conditional-format calcext:target-range-address="pinout.B46:pinout.B46">
            <calcext:condition calcext:apply-style-name="Untitled1" calcext:value="!=[.$D4]" calcext:base-cell-address="pinout.B4"/>
          </calcext:conditional-format>
          <calcext:conditional-format calcext:target-range-address="pinout.B47:pinout.B47">
            <calcext:condition calcext:apply-style-name="Untitled1" calcext:value="!=[.$D4]" calcext:base-cell-address="pinout.B4"/>
          </calcext:conditional-format>
          <calcext:conditional-format calcext:target-range-address="pinout.B48:pinout.B48">
            <calcext:condition calcext:apply-style-name="Untitled1" calcext:value="!=[.$D4]" calcext:base-cell-address="pinout.B4"/>
          </calcext:conditional-format>
          <calcext:conditional-format calcext:target-range-address="pinout.B49:pinout.B49">
            <calcext:condition calcext:apply-style-name="Untitled1" calcext:value="!=[.$D4]" calcext:base-cell-address="pinout.B4"/>
          </calcext:conditional-format>
          <calcext:conditional-format calcext:target-range-address="pinout.B50:pinout.B50">
            <calcext:condition calcext:apply-style-name="Untitled1" calcext:value="!=[.$D4]" calcext:base-cell-address="pinout.B4"/>
          </calcext:conditional-format>
          <calcext:conditional-format calcext:target-range-address="pinout.B51:pinout.B51">
            <calcext:condition calcext:apply-style-name="Untitled1" calcext:value="!=[.$D4]" calcext:base-cell-address="pinout.B4"/>
          </calcext:conditional-format>
          <calcext:conditional-format calcext:target-range-address="pinout.B52:pinout.B52">
            <calcext:condition calcext:apply-style-name="Untitled1" calcext:value="!=[.$D4]" calcext:base-cell-address="pinout.B4"/>
          </calcext:conditional-format>
          <calcext:conditional-format calcext:target-range-address="pinout.B53:pinout.B53">
            <calcext:condition calcext:apply-style-name="Untitled1" calcext:value="!=[.$D4]" calcext:base-cell-address="pinout.B4"/>
          </calcext:conditional-format>
          <calcext:conditional-format calcext:target-range-address="pinout.B54:pinout.B54">
            <calcext:condition calcext:apply-style-name="Untitled1" calcext:value="!=[.$D4]" calcext:base-cell-address="pinout.B4"/>
          </calcext:conditional-format>
          <calcext:conditional-format calcext:target-range-address="pinout.B55:pinout.B55">
            <calcext:condition calcext:apply-style-name="Untitled1" calcext:value="!=[.$D4]" calcext:base-cell-address="pinout.B4"/>
          </calcext:conditional-format>
          <calcext:conditional-format calcext:target-range-address="pinout.B56:pinout.B56">
            <calcext:condition calcext:apply-style-name="Untitled1" calcext:value="!=[.$D4]" calcext:base-cell-address="pinout.B4"/>
          </calcext:conditional-format>
          <calcext:conditional-format calcext:target-range-address="pinout.B59:pinout.B59">
            <calcext:condition calcext:apply-style-name="Untitled1" calcext:value="!=[.$D4]" calcext:base-cell-address="pinout.B4"/>
          </calcext:conditional-format>
          <calcext:conditional-format calcext:target-range-address="pinout.B63:pinout.B63">
            <calcext:condition calcext:apply-style-name="Untitled1" calcext:value="!=[.$D4]" calcext:base-cell-address="pinout.B4"/>
          </calcext:conditional-format>
          <calcext:conditional-format calcext:target-range-address="pinout.B64:pinout.B64">
            <calcext:condition calcext:apply-style-name="Untitled1" calcext:value="!=[.$D4]" calcext:base-cell-address="pinout.B4"/>
          </calcext:conditional-format>
          <calcext:conditional-format calcext:target-range-address="pinout.B66:pinout.B66">
            <calcext:condition calcext:apply-style-name="Untitled1" calcext:value="!=[.$D4]" calcext:base-cell-address="pinout.B4"/>
          </calcext:conditional-format>
          <calcext:conditional-format calcext:target-range-address="pinout.B67:pinout.B67">
            <calcext:condition calcext:apply-style-name="Untitled1" calcext:value="!=[.$D4]" calcext:base-cell-address="pinout.B4"/>
          </calcext:conditional-format>
          <calcext:conditional-format calcext:target-range-address="pinout.B68:pinout.B68">
            <calcext:condition calcext:apply-style-name="Untitled1" calcext:value="!=[.$D4]" calcext:base-cell-address="pinout.B4"/>
          </calcext:conditional-format>
          <calcext:conditional-format calcext:target-range-address="pinout.B69:pinout.B69">
            <calcext:condition calcext:apply-style-name="Untitled1" calcext:value="!=[.$D4]" calcext:base-cell-address="pinout.B4"/>
          </calcext:conditional-format>
          <calcext:conditional-format calcext:target-range-address="pinout.B70:pinout.B70">
            <calcext:condition calcext:apply-style-name="Untitled1" calcext:value="!=[.$D4]" calcext:base-cell-address="pinout.B4"/>
          </calcext:conditional-format>
          <calcext:conditional-format calcext:target-range-address="pinout.B71:pinout.B71">
            <calcext:condition calcext:apply-style-name="Untitled1" calcext:value="!=[.$D4]" calcext:base-cell-address="pinout.B4"/>
          </calcext:conditional-format>
          <calcext:conditional-format calcext:target-range-address="pinout.B72:pinout.B72">
            <calcext:condition calcext:apply-style-name="Untitled1" calcext:value="!=[.$D4]" calcext:base-cell-address="pinout.B4"/>
          </calcext:conditional-format>
          <calcext:conditional-format calcext:target-range-address="pinout.B74:pinout.B74">
            <calcext:condition calcext:apply-style-name="Untitled1" calcext:value="!=[.$D4]" calcext:base-cell-address="pinout.B4"/>
          </calcext:conditional-format>
          <calcext:conditional-format calcext:target-range-address="pinout.B75:pinout.B75">
            <calcext:condition calcext:apply-style-name="Untitled1" calcext:value="!=[.$D4]" calcext:base-cell-address="pinout.B4"/>
          </calcext:conditional-format>
          <calcext:conditional-format calcext:target-range-address="pinout.B76:pinout.B76">
            <calcext:condition calcext:apply-style-name="Untitled1" calcext:value="!=[.$D4]" calcext:base-cell-address="pinout.B4"/>
          </calcext:conditional-format>
          <calcext:conditional-format calcext:target-range-address="pinout.B77:pinout.B77">
            <calcext:condition calcext:apply-style-name="Untitled1" calcext:value="!=[.$D4]" calcext:base-cell-address="pinout.B4"/>
          </calcext:conditional-format>
          <calcext:conditional-format calcext:target-range-address="pinout.B78:pinout.B78">
            <calcext:condition calcext:apply-style-name="Untitled1" calcext:value="!=[.$D4]" calcext:base-cell-address="pinout.B4"/>
          </calcext:conditional-format>
          <calcext:conditional-format calcext:target-range-address="pinout.B79:pinout.B79">
            <calcext:condition calcext:apply-style-name="Untitled1" calcext:value="!=[.$D4]" calcext:base-cell-address="pinout.B4"/>
          </calcext:conditional-format>
          <calcext:conditional-format calcext:target-range-address="pinout.B80:pinout.B80">
            <calcext:condition calcext:apply-style-name="Untitled1" calcext:value="!=[.$D4]" calcext:base-cell-address="pinout.B4"/>
          </calcext:conditional-format>
          <calcext:conditional-format calcext:target-range-address="pinout.B81:pinout.B81">
            <calcext:condition calcext:apply-style-name="Untitled1" calcext:value="!=[.$D4]" calcext:base-cell-address="pinout.B4"/>
          </calcext:conditional-format>
          <calcext:conditional-format calcext:target-range-address="pinout.B82:pinout.B82">
            <calcext:condition calcext:apply-style-name="Untitled1" calcext:value="!=[.$D4]" calcext:base-cell-address="pinout.B4"/>
          </calcext:conditional-format>
          <calcext:conditional-format calcext:target-range-address="pinout.B83:pinout.B83">
            <calcext:condition calcext:apply-style-name="Untitled1" calcext:value="!=[.$D4]" calcext:base-cell-address="pinout.B4"/>
          </calcext:conditional-format>
          <calcext:conditional-format calcext:target-range-address="pinout.B84:pinout.B84">
            <calcext:condition calcext:apply-style-name="Untitled1" calcext:value="!=[.$D4]" calcext:base-cell-address="pinout.B4"/>
          </calcext:conditional-format>
          <calcext:conditional-format calcext:target-range-address="pinout.B85:pinout.B85">
            <calcext:condition calcext:apply-style-name="Untitled1" calcext:value="!=[.$D4]" calcext:base-cell-address="pinout.B4"/>
          </calcext:conditional-format>
          <calcext:conditional-format calcext:target-range-address="pinout.B86:pinout.B86">
            <calcext:condition calcext:apply-style-name="Untitled1" calcext:value="!=[.$D4]" calcext:base-cell-address="pinout.B4"/>
          </calcext:conditional-format>
          <calcext:conditional-format calcext:target-range-address="pinout.B87:pinout.B87">
            <calcext:condition calcext:apply-style-name="Untitled1" calcext:value="!=[.$D4]" calcext:base-cell-address="pinout.B4"/>
          </calcext:conditional-format>
          <calcext:conditional-format calcext:target-range-address="pinout.B88:pinout.B88">
            <calcext:condition calcext:apply-style-name="Untitled1" calcext:value="!=[.$D4]" calcext:base-cell-address="pinout.B4"/>
          </calcext:conditional-format>
          <calcext:conditional-format calcext:target-range-address="pinout.B89:pinout.B89">
            <calcext:condition calcext:apply-style-name="Untitled1" calcext:value="!=[.$D4]" calcext:base-cell-address="pinout.B4"/>
          </calcext:conditional-format>
          <calcext:conditional-format calcext:target-range-address="pinout.B90:pinout.B90">
            <calcext:condition calcext:apply-style-name="Untitled1" calcext:value="!=[.$D4]" calcext:base-cell-address="pinout.B4"/>
          </calcext:conditional-format>
          <calcext:conditional-format calcext:target-range-address="pinout.B93:pinout.B93">
            <calcext:condition calcext:apply-style-name="Untitled1" calcext:value="!=[.$D4]" calcext:base-cell-address="pinout.B4"/>
          </calcext:conditional-format>
          <calcext:conditional-format calcext:target-range-address="pinout.B94:pinout.B94">
            <calcext:condition calcext:apply-style-name="Untitled1" calcext:value="!=[.$D4]" calcext:base-cell-address="pinout.B4"/>
          </calcext:conditional-format>
          <calcext:conditional-format calcext:target-range-address="pinout.B95:pinout.B95">
            <calcext:condition calcext:apply-style-name="Untitled1" calcext:value="!=[.$D4]" calcext:base-cell-address="pinout.B4"/>
          </calcext:conditional-format>
          <calcext:conditional-format calcext:target-range-address="pinout.B96:pinout.B96">
            <calcext:condition calcext:apply-style-name="Untitled1" calcext:value="!=[.$D4]" calcext:base-cell-address="pinout.B4"/>
          </calcext:conditional-format>
          <calcext:conditional-format calcext:target-range-address="pinout.B97:pinout.B97">
            <calcext:condition calcext:apply-style-name="Untitled1" calcext:value="!=[.$D4]" calcext:base-cell-address="pinout.B4"/>
          </calcext:conditional-format>
          <calcext:conditional-format calcext:target-range-address="pinout.B98:pinout.B98">
            <calcext:condition calcext:apply-style-name="Untitled1" calcext:value="!=[.$D4]" calcext:base-cell-address="pinout.B4"/>
          </calcext:conditional-format>
          <calcext:conditional-format calcext:target-range-address="pinout.B99:pinout.B99">
            <calcext:condition calcext:apply-style-name="Untitled1" calcext:value="!=[.$D4]" calcext:base-cell-address="pinout.B4"/>
          </calcext:conditional-format>
          <calcext:conditional-format calcext:target-range-address="pinout.B100:pinout.B100">
            <calcext:condition calcext:apply-style-name="Untitled1" calcext:value="!=[.$D4]" calcext:base-cell-address="pinout.B4"/>
          </calcext:conditional-format>
          <calcext:conditional-format calcext:target-range-address="pinout.B101:pinout.B101">
            <calcext:condition calcext:apply-style-name="Untitled1" calcext:value="!=[.$D4]" calcext:base-cell-address="pinout.B4"/>
          </calcext:conditional-format>
          <calcext:conditional-format calcext:target-range-address="pinout.B102:pinout.B102">
            <calcext:condition calcext:apply-style-name="Untitled1" calcext:value="!=[.$D4]" calcext:base-cell-address="pinout.B4"/>
          </calcext:conditional-format>
          <calcext:conditional-format calcext:target-range-address="pinout.B103:pinout.B103">
            <calcext:condition calcext:apply-style-name="Untitled1" calcext:value="!=[.$D4]" calcext:base-cell-address="pinout.B4"/>
          </calcext:conditional-format>
          <calcext:conditional-format calcext:target-range-address="pinout.B104:pinout.B104">
            <calcext:condition calcext:apply-style-name="Untitled1" calcext:value="!=[.$D4]" calcext:base-cell-address="pinout.B4"/>
          </calcext:conditional-format>
          <calcext:conditional-format calcext:target-range-address="pinout.B105:pinout.B105">
            <calcext:condition calcext:apply-style-name="Untitled1" calcext:value="!=[.$D4]" calcext:base-cell-address="pinout.B4"/>
          </calcext:conditional-format>
          <calcext:conditional-format calcext:target-range-address="pinout.B106:pinout.B106">
            <calcext:condition calcext:apply-style-name="Untitled1" calcext:value="!=[.$D4]" calcext:base-cell-address="pinout.B4"/>
          </calcext:conditional-format>
          <calcext:conditional-format calcext:target-range-address="pinout.B107:pinout.B107">
            <calcext:condition calcext:apply-style-name="Untitled1" calcext:value="!=[.$D4]" calcext:base-cell-address="pinout.B4"/>
          </calcext:conditional-format>
          <calcext:conditional-format calcext:target-range-address="pinout.B108:pinout.B108">
            <calcext:condition calcext:apply-style-name="Untitled1" calcext:value="!=[.$D4]" calcext:base-cell-address="pinout.B4"/>
          </calcext:conditional-format>
          <calcext:conditional-format calcext:target-range-address="pinout.B110:pinout.B110">
            <calcext:condition calcext:apply-style-name="Untitled1" calcext:value="!=[.$D4]" calcext:base-cell-address="pinout.B4"/>
          </calcext:conditional-format>
          <calcext:conditional-format calcext:target-range-address="pinout.B111:pinout.B111">
            <calcext:condition calcext:apply-style-name="Untitled1" calcext:value="!=[.$D4]" calcext:base-cell-address="pinout.B4"/>
          </calcext:conditional-format>
          <calcext:conditional-format calcext:target-range-address="pinout.B112:pinout.B112">
            <calcext:condition calcext:apply-style-name="Untitled1" calcext:value="!=[.$D4]" calcext:base-cell-address="pinout.B4"/>
          </calcext:conditional-format>
          <calcext:conditional-format calcext:target-range-address="pinout.B113:pinout.B113">
            <calcext:condition calcext:apply-style-name="Untitled1" calcext:value="!=[.$D4]" calcext:base-cell-address="pinout.B4"/>
          </calcext:conditional-format>
          <calcext:conditional-format calcext:target-range-address="pinout.B114:pinout.B114">
            <calcext:condition calcext:apply-style-name="Untitled1" calcext:value="!=[.$D4]" calcext:base-cell-address="pinout.B4"/>
          </calcext:conditional-format>
          <calcext:conditional-format calcext:target-range-address="pinout.B117:pinout.B117">
            <calcext:condition calcext:apply-style-name="Untitled1" calcext:value="!=[.$D4]" calcext:base-cell-address="pinout.B4"/>
          </calcext:conditional-format>
          <calcext:conditional-format calcext:target-range-address="pinout.B118:pinout.B118">
            <calcext:condition calcext:apply-style-name="Untitled1" calcext:value="!=[.$D4]" calcext:base-cell-address="pinout.B4"/>
          </calcext:conditional-format>
          <calcext:conditional-format calcext:target-range-address="pinout.B119:pinout.B119">
            <calcext:condition calcext:apply-style-name="Untitled1" calcext:value="!=[.$D4]" calcext:base-cell-address="pinout.B4"/>
          </calcext:conditional-format>
          <calcext:conditional-format calcext:target-range-address="pinout.B120:pinout.B120">
            <calcext:condition calcext:apply-style-name="Untitled1" calcext:value="!=[.$D4]" calcext:base-cell-address="pinout.B4"/>
          </calcext:conditional-format>
          <calcext:conditional-format calcext:target-range-address="pinout.B121:pinout.B121">
            <calcext:condition calcext:apply-style-name="Untitled1" calcext:value="!=[.$D4]" calcext:base-cell-address="pinout.B4"/>
          </calcext:conditional-format>
          <calcext:conditional-format calcext:target-range-address="pinout.B122:pinout.B122">
            <calcext:condition calcext:apply-style-name="Untitled1" calcext:value="!=[.$D4]" calcext:base-cell-address="pinout.B4"/>
          </calcext:conditional-format>
          <calcext:conditional-format calcext:target-range-address="pinout.B124:pinout.B124">
            <calcext:condition calcext:apply-style-name="Untitled1" calcext:value="!=[.$D4]" calcext:base-cell-address="pinout.B4"/>
          </calcext:conditional-format>
          <calcext:conditional-format calcext:target-range-address="pinout.B125:pinout.B125">
            <calcext:condition calcext:apply-style-name="Untitled1" calcext:value="!=[.$D4]" calcext:base-cell-address="pinout.B4"/>
          </calcext:conditional-format>
          <calcext:conditional-format calcext:target-range-address="pinout.B126:pinout.B126">
            <calcext:condition calcext:apply-style-name="Untitled1" calcext:value="!=[.$D4]" calcext:base-cell-address="pinout.B4"/>
          </calcext:conditional-format>
          <calcext:conditional-format calcext:target-range-address="pinout.B127:pinout.B127">
            <calcext:condition calcext:apply-style-name="Untitled1" calcext:value="!=[.$D4]" calcext:base-cell-address="pinout.B4"/>
          </calcext:conditional-format>
          <calcext:conditional-format calcext:target-range-address="pinout.B128:pinout.B128">
            <calcext:condition calcext:apply-style-name="Untitled1" calcext:value="!=[.$D4]" calcext:base-cell-address="pinout.B4"/>
          </calcext:conditional-format>
          <calcext:conditional-format calcext:target-range-address="pinout.B129:pinout.B129">
            <calcext:condition calcext:apply-style-name="Untitled1" calcext:value="!=[.$D4]" calcext:base-cell-address="pinout.B4"/>
          </calcext:conditional-format>
          <calcext:conditional-format calcext:target-range-address="pinout.B130:pinout.B130">
            <calcext:condition calcext:apply-style-name="Untitled1" calcext:value="!=[.$D4]" calcext:base-cell-address="pinout.B4"/>
          </calcext:conditional-format>
          <calcext:conditional-format calcext:target-range-address="pinout.B131:pinout.B131">
            <calcext:condition calcext:apply-style-name="Untitled1" calcext:value="!=[.$D4]" calcext:base-cell-address="pinout.B4"/>
          </calcext:conditional-format>
          <calcext:conditional-format calcext:target-range-address="pinout.B132:pinout.B132">
            <calcext:condition calcext:apply-style-name="Untitled1" calcext:value="!=[.$D4]" calcext:base-cell-address="pinout.B4"/>
          </calcext:conditional-format>
          <calcext:conditional-format calcext:target-range-address="pinout.B133:pinout.B133">
            <calcext:condition calcext:apply-style-name="Untitled1" calcext:value="!=[.$D4]" calcext:base-cell-address="pinout.B4"/>
          </calcext:conditional-format>
          <calcext:conditional-format calcext:target-range-address="pinout.B134:pinout.B134">
            <calcext:condition calcext:apply-style-name="Untitled1" calcext:value="!=[.$D4]" calcext:base-cell-address="pinout.B4"/>
          </calcext:conditional-format>
          <calcext:conditional-format calcext:target-range-address="pinout.B135:pinout.B135">
            <calcext:condition calcext:apply-style-name="Untitled1" calcext:value="!=[.$D4]" calcext:base-cell-address="pinout.B4"/>
          </calcext:conditional-format>
          <calcext:conditional-format calcext:target-range-address="pinout.B136:pinout.B136">
            <calcext:condition calcext:apply-style-name="Untitled1" calcext:value="!=[.$D4]" calcext:base-cell-address="pinout.B4"/>
          </calcext:conditional-format>
          <calcext:conditional-format calcext:target-range-address="pinout.B137:pinout.B137">
            <calcext:condition calcext:apply-style-name="Untitled1" calcext:value="!=[.$D4]" calcext:base-cell-address="pinout.B4"/>
          </calcext:conditional-format>
          <calcext:conditional-format calcext:target-range-address="pinout.B138:pinout.B138">
            <calcext:condition calcext:apply-style-name="Untitled1" calcext:value="!=[.$D4]" calcext:base-cell-address="pinout.B4"/>
          </calcext:conditional-format>
          <calcext:conditional-format calcext:target-range-address="pinout.B139:pinout.B139">
            <calcext:condition calcext:apply-style-name="Untitled1" calcext:value="!=[.$D4]" calcext:base-cell-address="pinout.B4"/>
          </calcext:conditional-format>
          <calcext:conditional-format calcext:target-range-address="pinout.B145:pinout.B145">
            <calcext:condition calcext:apply-style-name="Untitled1" calcext:value="!=[.$D4]" calcext:base-cell-address="pinout.B4"/>
          </calcext:conditional-format>
          <calcext:conditional-format calcext:target-range-address="pinout.B146:pinout.B146">
            <calcext:condition calcext:apply-style-name="Untitled1" calcext:value="!=[.$D4]" calcext:base-cell-address="pinout.B4"/>
          </calcext:conditional-format>
          <calcext:conditional-format calcext:target-range-address="pinout.B147:pinout.B147">
            <calcext:condition calcext:apply-style-name="Untitled1" calcext:value="!=[.$D4]" calcext:base-cell-address="pinout.B4"/>
          </calcext:conditional-format>
          <calcext:conditional-format calcext:target-range-address="pinout.B148:pinout.B148">
            <calcext:condition calcext:apply-style-name="Untitled1" calcext:value="!=[.$D4]" calcext:base-cell-address="pinout.B4"/>
          </calcext:conditional-format>
          <calcext:conditional-format calcext:target-range-address="pinout.B149:pinout.B149">
            <calcext:condition calcext:apply-style-name="Untitled1" calcext:value="!=[.$D4]" calcext:base-cell-address="pinout.B4"/>
          </calcext:conditional-format>
          <calcext:conditional-format calcext:target-range-address="pinout.B150:pinout.B150">
            <calcext:condition calcext:apply-style-name="Untitled1" calcext:value="!=[.$D4]" calcext:base-cell-address="pinout.B4"/>
          </calcext:conditional-format>
          <calcext:conditional-format calcext:target-range-address="pinout.B151:pinout.B151">
            <calcext:condition calcext:apply-style-name="Untitled1" calcext:value="!=[.$D4]" calcext:base-cell-address="pinout.B4"/>
          </calcext:conditional-format>
          <calcext:conditional-format calcext:target-range-address="pinout.B152:pinout.B152">
            <calcext:condition calcext:apply-style-name="Untitled1" calcext:value="!=[.$D4]" calcext:base-cell-address="pinout.B4"/>
          </calcext:conditional-format>
          <calcext:conditional-format calcext:target-range-address="pinout.B153:pinout.B153">
            <calcext:condition calcext:apply-style-name="Untitled1" calcext:value="!=[.$D4]" calcext:base-cell-address="pinout.B4"/>
          </calcext:conditional-format>
          <calcext:conditional-format calcext:target-range-address="pinout.B154:pinout.B154">
            <calcext:condition calcext:apply-style-name="Untitled1" calcext:value="!=[.$D4]" calcext:base-cell-address="pinout.B4"/>
          </calcext:conditional-format>
          <calcext:conditional-format calcext:target-range-address="pinout.B155:pinout.B155">
            <calcext:condition calcext:apply-style-name="Untitled1" calcext:value="!=[.$D4]" calcext:base-cell-address="pinout.B4"/>
          </calcext:conditional-format>
          <calcext:conditional-format calcext:target-range-address="pinout.B156:pinout.B156">
            <calcext:condition calcext:apply-style-name="Untitled1" calcext:value="!=[.$D4]" calcext:base-cell-address="pinout.B4"/>
          </calcext:conditional-format>
          <calcext:conditional-format calcext:target-range-address="pinout.B157:pinout.B157">
            <calcext:condition calcext:apply-style-name="Untitled1" calcext:value="!=[.$D4]" calcext:base-cell-address="pinout.B4"/>
          </calcext:conditional-format>
          <calcext:conditional-format calcext:target-range-address="pinout.B158:pinout.B158">
            <calcext:condition calcext:apply-style-name="Untitled1" calcext:value="!=[.$D4]" calcext:base-cell-address="pinout.B4"/>
          </calcext:conditional-format>
          <calcext:conditional-format calcext:target-range-address="pinout.B159:pinout.B159">
            <calcext:condition calcext:apply-style-name="Untitled1" calcext:value="!=[.$D4]" calcext:base-cell-address="pinout.B4"/>
          </calcext:conditional-format>
          <calcext:conditional-format calcext:target-range-address="pinout.B160:pinout.B160">
            <calcext:condition calcext:apply-style-name="Untitled1" calcext:value="!=[.$D4]" calcext:base-cell-address="pinout.B4"/>
          </calcext:conditional-format>
          <calcext:conditional-format calcext:target-range-address="pinout.B161:pinout.B161">
            <calcext:condition calcext:apply-style-name="Untitled1" calcext:value="!=[.$D4]" calcext:base-cell-address="pinout.B4"/>
          </calcext:conditional-format>
          <calcext:conditional-format calcext:target-range-address="pinout.B162:pinout.B162">
            <calcext:condition calcext:apply-style-name="Untitled1" calcext:value="!=[.$D4]" calcext:base-cell-address="pinout.B4"/>
          </calcext:conditional-format>
          <calcext:conditional-format calcext:target-range-address="pinout.B163:pinout.B163">
            <calcext:condition calcext:apply-style-name="Untitled1" calcext:value="!=[.$D4]" calcext:base-cell-address="pinout.B4"/>
          </calcext:conditional-format>
          <calcext:conditional-format calcext:target-range-address="pinout.B164:pinout.B164">
            <calcext:condition calcext:apply-style-name="Untitled1" calcext:value="!=[.$D4]" calcext:base-cell-address="pinout.B4"/>
          </calcext:conditional-format>
          <calcext:conditional-format calcext:target-range-address="pinout.B165:pinout.B165">
            <calcext:condition calcext:apply-style-name="Untitled1" calcext:value="!=[.$D4]" calcext:base-cell-address="pinout.B4"/>
          </calcext:conditional-format>
          <calcext:conditional-format calcext:target-range-address="pinout.B166:pinout.B166">
            <calcext:condition calcext:apply-style-name="Untitled1" calcext:value="!=[.$D4]" calcext:base-cell-address="pinout.B4"/>
          </calcext:conditional-format>
          <calcext:conditional-format calcext:target-range-address="pinout.B167:pinout.B167">
            <calcext:condition calcext:apply-style-name="Untitled1" calcext:value="!=[.$D4]" calcext:base-cell-address="pinout.B4"/>
          </calcext:conditional-format>
          <calcext:conditional-format calcext:target-range-address="pinout.B168:pinout.B168">
            <calcext:condition calcext:apply-style-name="Untitled1" calcext:value="!=[.$D4]" calcext:base-cell-address="pinout.B4"/>
          </calcext:conditional-format>
          <calcext:conditional-format calcext:target-range-address="pinout.B169:pinout.B169">
            <calcext:condition calcext:apply-style-name="Untitled1" calcext:value="!=[.$D4]" calcext:base-cell-address="pinout.B4"/>
          </calcext:conditional-format>
          <calcext:conditional-format calcext:target-range-address="pinout.B170:pinout.B170">
            <calcext:condition calcext:apply-style-name="Untitled1" calcext:value="!=[.$D4]" calcext:base-cell-address="pinout.B4"/>
          </calcext:conditional-format>
          <calcext:conditional-format calcext:target-range-address="pinout.B171:pinout.B171">
            <calcext:condition calcext:apply-style-name="Untitled1" calcext:value="!=[.$D4]" calcext:base-cell-address="pinout.B4"/>
          </calcext:conditional-format>
          <calcext:conditional-format calcext:target-range-address="pinout.B172:pinout.B172">
            <calcext:condition calcext:apply-style-name="Untitled1" calcext:value="!=[.$D4]" calcext:base-cell-address="pinout.B4"/>
          </calcext:conditional-format>
          <calcext:conditional-format calcext:target-range-address="pinout.B173:pinout.B173">
            <calcext:condition calcext:apply-style-name="Untitled1" calcext:value="!=[.$D4]" calcext:base-cell-address="pinout.B4"/>
          </calcext:conditional-format>
          <calcext:conditional-format calcext:target-range-address="pinout.B176:pinout.B176">
            <calcext:condition calcext:apply-style-name="Untitled1" calcext:value="!=[.$D4]" calcext:base-cell-address="pinout.B4"/>
          </calcext:conditional-format>
          <calcext:conditional-format calcext:target-range-address="pinout.B177:pinout.B177">
            <calcext:condition calcext:apply-style-name="Untitled1" calcext:value="!=[.$D4]" calcext:base-cell-address="pinout.B4"/>
          </calcext:conditional-format>
          <calcext:conditional-format calcext:target-range-address="pinout.B178:pinout.B178">
            <calcext:condition calcext:apply-style-name="Untitled1" calcext:value="!=[.$D4]" calcext:base-cell-address="pinout.B4"/>
          </calcext:conditional-format>
          <calcext:conditional-format calcext:target-range-address="pinout.B24:pinout.B24">
            <calcext:condition calcext:apply-style-name="Untitled1" calcext:value="!=[.$D7]" calcext:base-cell-address="pinout.B7"/>
          </calcext:conditional-format>
          <calcext:conditional-format calcext:target-range-address="pinout.B39:pinout.B39">
            <calcext:condition calcext:apply-style-name="Untitled1" calcext:value="!=[.$D7]" calcext:base-cell-address="pinout.B7"/>
          </calcext:conditional-format>
          <calcext:conditional-format calcext:target-range-address="pinout.B57:pinout.B57">
            <calcext:condition calcext:apply-style-name="Untitled1" calcext:value="!=[.$D7]" calcext:base-cell-address="pinout.B7"/>
          </calcext:conditional-format>
          <calcext:conditional-format calcext:target-range-address="pinout.B60:pinout.B60">
            <calcext:condition calcext:apply-style-name="Untitled1" calcext:value="!=[.$D7]" calcext:base-cell-address="pinout.B7"/>
          </calcext:conditional-format>
          <calcext:conditional-format calcext:target-range-address="pinout.B61:pinout.B61">
            <calcext:condition calcext:apply-style-name="Untitled1" calcext:value="!=[.$D7]" calcext:base-cell-address="pinout.B7"/>
          </calcext:conditional-format>
          <calcext:conditional-format calcext:target-range-address="pinout.B62:pinout.B62">
            <calcext:condition calcext:apply-style-name="Untitled1" calcext:value="!=[.$D7]" calcext:base-cell-address="pinout.B7"/>
          </calcext:conditional-format>
          <calcext:conditional-format calcext:target-range-address="pinout.B65:pinout.B65">
            <calcext:condition calcext:apply-style-name="Untitled1" calcext:value="!=[.$D64]" calcext:base-cell-address="pinout.B64"/>
          </calcext:conditional-format>
          <calcext:conditional-format calcext:target-range-address="pinout.B58:pinout.B58">
            <calcext:condition calcext:apply-style-name="Untitled1" calcext:value="!=[.$D64]" calcext:base-cell-address="pinout.B64"/>
          </calcext:conditional-format>
          <calcext:conditional-format calcext:target-range-address="pinout.B73:pinout.B73">
            <calcext:condition calcext:apply-style-name="Untitled1" calcext:value="!=[.$D60]" calcext:base-cell-address="pinout.B60"/>
          </calcext:conditional-format>
          <calcext:conditional-format calcext:target-range-address="pinout.B91:pinout.B91">
            <calcext:condition calcext:apply-style-name="Untitled1" calcext:value="!=[.$D60]" calcext:base-cell-address="pinout.B60"/>
          </calcext:conditional-format>
          <calcext:conditional-format calcext:target-range-address="pinout.B92:pinout.B92">
            <calcext:condition calcext:apply-style-name="Untitled1" calcext:value="!=[.$D60]" calcext:base-cell-address="pinout.B60"/>
          </calcext:conditional-format>
          <calcext:conditional-format calcext:target-range-address="pinout.B109:pinout.B109">
            <calcext:condition calcext:apply-style-name="Untitled1" calcext:value="!=[.$D60]" calcext:base-cell-address="pinout.B60"/>
          </calcext:conditional-format>
          <calcext:conditional-format calcext:target-range-address="pinout.B123:pinout.B123">
            <calcext:condition calcext:apply-style-name="Untitled1" calcext:value="!=[.$D60]" calcext:base-cell-address="pinout.B60"/>
          </calcext:conditional-format>
          <calcext:conditional-format calcext:target-range-address="pinout.B115:pinout.B115">
            <calcext:condition calcext:apply-style-name="Untitled1" calcext:value="!=[.$D60]" calcext:base-cell-address="pinout.B60"/>
          </calcext:conditional-format>
          <calcext:conditional-format calcext:target-range-address="pinout.B116:pinout.B116">
            <calcext:condition calcext:apply-style-name="Untitled1" calcext:value="!=[.$D60]" calcext:base-cell-address="pinout.B60"/>
          </calcext:conditional-format>
          <calcext:conditional-format calcext:target-range-address="pinout.B140:pinout.B140">
            <calcext:condition calcext:apply-style-name="Untitled1" calcext:value="!=[.$D116]" calcext:base-cell-address="pinout.B116"/>
          </calcext:conditional-format>
          <calcext:conditional-format calcext:target-range-address="pinout.B141:pinout.B141">
            <calcext:condition calcext:apply-style-name="Untitled1" calcext:value="!=[.$D116]" calcext:base-cell-address="pinout.B116"/>
          </calcext:conditional-format>
          <calcext:conditional-format calcext:target-range-address="pinout.B142:pinout.B142">
            <calcext:condition calcext:apply-style-name="Untitled1" calcext:value="!=[.$D116]" calcext:base-cell-address="pinout.B116"/>
          </calcext:conditional-format>
          <calcext:conditional-format calcext:target-range-address="pinout.B143:pinout.B143">
            <calcext:condition calcext:apply-style-name="Untitled1" calcext:value="!=[.$D116]" calcext:base-cell-address="pinout.B116"/>
          </calcext:conditional-format>
          <calcext:conditional-format calcext:target-range-address="pinout.B144:pinout.B144">
            <calcext:condition calcext:apply-style-name="Untitled1" calcext:value="!=[.$D116]" calcext:base-cell-address="pinout.B116"/>
          </calcext:conditional-format>
          <calcext:conditional-format calcext:target-range-address="pinout.B174:pinout.B174">
            <calcext:condition calcext:apply-style-name="Untitled1" calcext:value="!=[.$D116]" calcext:base-cell-address="pinout.B116"/>
          </calcext:conditional-format>
          <calcext:conditional-format calcext:target-range-address="pinout.B175:pinout.B175">
            <calcext:condition calcext:apply-style-name="Untitled1" calcext:value="!=[.$D116]" calcext:base-cell-address="pinout.B116"/>
          </calcext:conditional-format>
        </calcext:conditional-formats>
      </table:table>
      <table:table table:name="aux" table:style-name="ta1">
        <table:table-column table:style-name="co2" table:default-cell-style-name="ce13"/>
        <table:table-row table:style-name="ro5">
          <table:table-cell table:style-name="Default" office:value-type="string" calcext:value-type="string">
            <text:p>pin types:</text:p>
          </table:table-cell>
        </table:table-row>
        <table:table-row table:style-name="ro5">
          <table:table-cell office:value-type="string" calcext:value-type="string">
            <text:p>input</text:p>
          </table:table-cell>
        </table:table-row>
        <table:table-row table:style-name="ro5">
          <table:table-cell office:value-type="string" calcext:value-type="string">
            <text:p>output</text:p>
          </table:table-cell>
        </table:table-row>
        <table:table-row table:style-name="ro5">
          <table:table-cell office:value-type="string" calcext:value-type="string">
            <text:p>IO</text:p>
          </table:table-cell>
        </table:table-row>
        <table:table-row table:style-name="ro5">
          <table:table-cell office:value-type="string" calcext:value-type="string">
            <text:p>tristate</text:p>
          </table:table-cell>
        </table:table-row>
        <table:table-row table:style-name="ro5">
          <table:table-cell office:value-type="string" calcext:value-type="string">
            <text:p>passive</text:p>
          </table:table-cell>
        </table:table-row>
        <table:table-row table:style-name="ro5">
          <table:table-cell office:value-type="string" calcext:value-type="string">
            <text:p>OC</text:p>
          </table:table-cell>
        </table:table-row>
        <table:table-row table:style-name="ro5">
          <table:table-cell office:value-type="string" calcext:value-type="string">
            <text:p>NC</text:p>
          </table:table-cell>
        </table:table-row>
        <table:table-row table:style-name="ro5">
          <table:table-cell office:value-type="string" calcext:value-type="string">
            <text:p>pwrIn</text:p>
          </table:table-cell>
        </table:table-row>
        <table:table-row table:style-name="ro5">
          <table:table-cell office:value-type="string" calcext:value-type="string">
            <text:p>pwrOut</text:p>
          </table:table-cell>
        </table:table-row>
      </table:table>
      <table:named-expressions/>
      <table:database-ranges>
        <table:database-range table:name="__Anonymous_Sheet_DB__0" table:target-range-address="pinout.A2:pinout.U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.00.0000</text:date>, <text:time style:data-style-name="N2" text:time-value="07:17:42.5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1DT4H20M42S</meta:editing-duration>
    <meta:editing-cycles>19</meta:editing-cycles>
    <meta:generator>LibreOffice/5.0.4.2$Windows_x86 LibreOffice_project/2b9802c1994aa0b7dc6079e128979269cf95bc78</meta:generator>
    <meta:initial-creator>Piotr Nowicki</meta:initial-creator>
    <dc:date>2016-04-16T07:37:30.453000000</dc:date>
    <dc:creator>Piotr Nowicki</dc:creator>
    <meta:document-statistic meta:table-count="2" meta:cell-count="542" meta:object-count="0"/>
    <meta:user-defined meta:name="qrichtext">1</meta:user-defined>
  </office:meta>
</office:document-meta>
</file>